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>
      <style:table-properties style:width="6.8618in" table:align="right"/>
    </style:style>
    <style:style style:name="Table1.A" style:family="table-column">
      <style:table-column-properties style:column-width="1.3153in"/>
    </style:style>
    <style:style style:name="Table1.B" style:family="table-column">
      <style:table-column-properties style:column-width="0.1257in"/>
    </style:style>
    <style:style style:name="Table1.C" style:family="table-column">
      <style:table-column-properties style:column-width="1.6847in"/>
    </style:style>
    <style:style style:name="Table1.D" style:family="table-column">
      <style:table-column-properties style:column-width="1.9375in"/>
    </style:style>
    <style:style style:name="Table1.E" style:family="table-column">
      <style:table-column-properties style:column-width="1.7986in"/>
    </style:style>
    <style:style style:name="Table1.1" style:family="table-row">
      <style:table-row-properties style:min-row-height="0.3153in"/>
    </style:style>
    <style:style style:name="Table1.A1" style:family="table-cell">
      <style:table-cell-properties fo:background-color="transparent" fo:padding="0.0382in" fo:border="none" style:writing-mode="page">
        <style:background-image/>
      </style:table-cell-properties>
    </style:style>
    <style:style style:name="Table1.4" style:family="table-row">
      <style:table-row-properties style:min-row-height="0.1542in"/>
    </style:style>
    <style:style style:name="Table1.5" style:family="table-row">
      <style:table-row-properties style:min-row-height="0.1035in"/>
    </style:style>
    <style:style style:name="Table1.8" style:family="table-row">
      <style:table-row-properties style:min-row-height="0.0556in"/>
    </style:style>
    <style:style style:name="Table1.9" style:family="table-row">
      <style:table-row-properties style:min-row-height="0.1417in"/>
    </style:style>
    <style:style style:name="Table1.12" style:family="table-row">
      <style:table-row-properties style:min-row-height="0.0597in"/>
    </style:style>
    <style:style style:name="Table1.13" style:family="table-row">
      <style:table-row-properties style:min-row-height="0.0806in"/>
    </style:style>
    <style:style style:name="Table1.14" style:family="table-row">
      <style:table-row-properties style:min-row-height="0.2208in"/>
    </style:style>
    <style:style style:name="Table1.16" style:family="table-row">
      <style:table-row-properties style:min-row-height="0.1361in"/>
    </style:style>
    <style:style style:name="Table1.17" style:family="table-row">
      <style:table-row-properties style:min-row-height="0.4979in"/>
    </style:style>
    <style:style style:name="Table1.18" style:family="table-row">
      <style:table-row-properties style:min-row-height="0.0799in"/>
    </style:style>
    <style:style style:name="Table1.20" style:family="table-row">
      <style:table-row-properties style:min-row-height="0.0785in"/>
    </style:style>
    <style:style style:name="Table1.21" style:family="table-row">
      <style:table-row-properties style:min-row-height="0.5007in"/>
    </style:style>
    <style:style style:name="P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7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0809" officeooo:paragraph-rsid="0005080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11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282c7" officeooo:paragraph-rsid="000282c7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2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bold" officeooo:rsid="0003678c" officeooo:paragraph-rsid="0003678c" style:font-size-asian="10pt" style:font-style-asian="normal" style:font-weight-asian="bold" style:font-size-complex="10pt" style:font-style-complex="normal" style:font-weight-complex="bold" style:text-overline-style="none" style:text-overline-color="font-color"/>
    </style:style>
    <style:style style:name="P13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0671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4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20671" officeooo:paragraph-rsid="000282c7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5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6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0fd29" officeooo:paragraph-rsid="0000fd29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erif" fo:font-size="6pt" fo:font-style="normal" fo:text-shadow="none" style:text-underline-style="none" fo:font-weight="normal" officeooo:rsid="0004f62b" officeooo:paragraph-rsid="0004f62b" style:font-size-asian="5.25pt" style:font-style-asian="normal" style:font-weight-asian="normal" style:font-size-complex="6pt" style:font-style-complex="normal" style:font-weight-complex="normal" style:text-overline-style="none" style:text-overline-color="font-color"/>
    </style:style>
    <style:style style:name="P18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22pt" fo:font-style="normal" fo:text-shadow="none" style:text-underline-style="none" fo:font-weight="bold" officeooo:rsid="0000fd29" officeooo:paragraph-rsid="00050809" style:font-size-asian="22pt" style:font-style-asian="normal" style:font-weight-asian="bold" style:font-size-complex="22pt" style:font-style-complex="normal" style:font-weight-complex="bold" style:text-overline-style="none" style:text-overline-color="font-color"/>
    </style:style>
    <style:style style:name="P19" style:family="paragraph" style:parent-style-name="Table_20_Contents">
      <style:paragraph-properties fo:text-align="end" style:justify-single-word="false"/>
      <style:text-properties officeooo:paragraph-rsid="0000fd29"/>
    </style:style>
    <style:style style:name="P20" style:family="paragraph" style:parent-style-name="Table_20_Contents">
      <style:paragraph-properties fo:text-align="end" style:justify-single-word="false"/>
      <style:text-properties officeooo:paragraph-rsid="0005775c"/>
    </style:style>
    <style:style style:name="P21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2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4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5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6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7" style:family="paragraph" style:parent-style-name="Table_20_Contents">
      <style:paragraph-properties fo:text-align="start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8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29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0" style:family="paragraph" style:parent-style-name="Table_20_Contents">
      <style:paragraph-properties fo:text-align="center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1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officeooo:paragraph-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2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3" style:family="paragraph" style:parent-style-name="Table_20_Contents">
      <style:paragraph-properties fo:text-align="end" style:justify-single-word="false"/>
      <style:text-properties fo:color="#666666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officeooo:paragraph-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4" style:family="paragraph" style:parent-style-name="Table_20_Contents" style:list-style-name="L1">
      <style:paragraph-properties fo:text-align="start" style:justify-single-word="false"/>
      <style:text-properties officeooo:paragraph-rsid="00020671"/>
    </style:style>
    <style:style style:name="P35" style:family="paragraph" style:parent-style-name="Table_20_Contents" style:list-style-name="L2">
      <style:paragraph-properties fo:text-align="start" style:justify-single-word="false"/>
      <style:text-properties officeooo:paragraph-rsid="00027996"/>
    </style:style>
    <style:style style:name="P36" style:family="paragraph" style:parent-style-name="Table_20_Contents" style:list-style-name="L3">
      <style:paragraph-properties fo:text-align="start" style:justify-single-word="false"/>
      <style:text-properties officeooo:paragraph-rsid="0003678c"/>
    </style:style>
    <style:style style:name="P37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officeooo:paragraph-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8" style:family="paragraph" style:parent-style-name="Table_20_Contents" style:list-style-name="L2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officeooo:paragraph-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39" style:family="paragraph" style:parent-style-name="Table_20_Contents" style:list-style-name="L4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officeooo:paragraph-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0" style:family="paragraph" style:parent-style-name="Table_20_Contents" style:list-style-name="L5">
      <style:paragraph-properties fo:text-align="start" style:justify-single-word="false"/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4f62b" officeooo:paragraph-rsid="0004f62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P41" style:family="paragraph" style:parent-style-name="Table_20_Contents" style:list-style-name="L4">
      <style:paragraph-properties fo:text-align="start" style:justify-single-word="false"/>
      <style:text-properties officeooo:rsid="0003678c" officeooo:paragraph-rsid="0003678c"/>
    </style:style>
    <style:style style:name="P42" style:family="paragraph" style:parent-style-name="Table_20_Contents" style:list-style-name="L4">
      <style:paragraph-properties fo:text-align="start" style:justify-single-word="false"/>
      <style:text-properties officeooo:rsid="000f36ce" officeooo:paragraph-rsid="000f36ce"/>
    </style:style>
    <style:style style:name="T1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0fd29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82c7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3" style:family="text">
      <style:text-properties officeooo:rsid="00027996"/>
    </style:style>
    <style:style style:name="T4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067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6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3678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7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5775c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8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878e1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9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f36ce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0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1" style:family="text">
      <style:text-properties fo:color="#00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17ac6b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2" style:family="text">
      <style:text-properties fo:color="#ff0000" style:text-outline="false" style:text-line-through-style="none" style:text-line-through-type="none" style:font-name="Liberation Serif" fo:font-size="10pt" fo:font-style="normal" fo:text-shadow="none" style:text-underline-style="none" fo:font-weight="normal" officeooo:rsid="00027996" style:font-size-asian="10pt" style:font-style-asian="normal" style:font-weight-asian="normal" style:font-size-complex="10pt" style:font-style-complex="normal" style:font-weight-complex="normal" style:text-overline-style="none" style:text-overline-color="font-color"/>
    </style:style>
    <style:style style:name="T13" style:family="text">
      <style:text-properties fo:font-weight="bold" style:font-weight-asian="bold" style:font-weight-complex="bold"/>
    </style:style>
    <style:style style:name="T14" style:family="text">
      <style:text-properties officeooo:rsid="0005775c"/>
    </style:style>
    <style:style style:name="T15" style:family="text">
      <style:text-properties officeooo:rsid="000878e1"/>
    </style:style>
    <style:style style:name="T16" style:family="text">
      <style:text-properties officeooo:rsid="000e9a15"/>
    </style:style>
    <style:style style:name="T17" style:family="text">
      <style:text-properties officeooo:rsid="00122da4"/>
    </style:style>
    <style:style style:name="T18" style:family="text">
      <style:text-properties officeooo:rsid="001c99b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row table:style-name="Table1.1">
          <table:table-cell table:style-name="Table1.A1" table:number-columns-spanned="3" office:value-type="string">
            <text:p text:style-name="P18">Avshar Kirksall</text:p>
          </table:table-cell>
          <table:covered-table-cell/>
          <table:covered-table-cell/>
          <table:table-cell table:style-name="Table1.A1" office:value-type="string">
            <text:p text:style-name="P2"/>
            <text:p text:style-name="P30">Brooklyn, NY</text:p>
          </table:table-cell>
          <table:table-cell table:style-name="Table1.A1" office:value-type="string">
            <text:p text:style-name="P19"><text:a xlink:type="simple" xlink:href="mailto:avshark@pm.me" text:style-name="Internet_20_link" text:visited-style-name="Visited_20_Internet_20_Link"><text:span text:style-name="T1">avshar@pm.m</text:span></text:a><text:a xlink:type="simple" xlink:href="mailto:avshark@pm.me" text:style-name="Internet_20_link" text:visited-style-name="Visited_20_Internet_20_Link"><text:span text:style-name="T2">e</text:span></text:a></text:p>
            <text:p text:style-name="P20"><text:a xlink:type="simple" xlink:href="http://avshrk.github.io/" text:style-name="Internet_20_link" text:visited-style-name="Visited_20_Internet_20_Link"><text:span text:style-name="T2">http://avshrk.github.io</text:span></text:a></text:p>
          </table:table-cell>
        </table:table-row>
        <table:table-row>
          <table:table-cell table:style-name="Table1.A1" table:number-columns-spanned="5" office:value-type="string">
            <text:p text:style-name="P16"/>
          </table:table-cell>
          <table:covered-table-cell/>
          <table:covered-table-cell/>
          <table:covered-table-cell/>
          <table:covered-table-cell/>
        </table:table-row>
        <table:table-row>
          <table:table-cell table:style-name="Table1.A1" office:value-type="string">
            <text:p text:style-name="P31">S<text:span text:style-name="T14">UMMARY</text:span></text:p>
          </table:table-cell>
          <table:table-cell table:style-name="Table1.A1" office:value-type="string">
            <text:p text:style-name="P3"/>
          </table:table-cell>
          <table:table-cell table:style-name="Table1.A1" table:number-columns-spanned="3" office:value-type="string">
            <text:p text:style-name="P3">I am a full stack engineer with <text:span text:style-name="T17">solid background in computer science fundamentals</text:span>. I have multiple years of experience building consumer facing software with proficiency in Ruby, Rails, Node, JavaScript, <text:span text:style-name="T18">C, </text:span>Linux, Unix and RESTful APIs.</text:p>
          </table:table-cell>
          <table:covered-table-cell/>
          <table:covered-table-cell/>
        </table:table-row>
        <table:table-row table:style-name="Table1.4">
          <table:table-cell table:style-name="Table1.A1" table:number-columns-spanned="5" office:value-type="string">
            <text:p text:style-name="P14"/>
          </table:table-cell>
          <table:covered-table-cell/>
          <table:covered-table-cell/>
          <table:covered-table-cell/>
          <table:covered-table-cell/>
        </table:table-row>
        <table:table-row table:style-name="Table1.5">
          <table:table-cell table:style-name="Table1.A1" table:number-rows-spanned="3" office:value-type="string">
            <text:p text:style-name="P32">E<text:span text:style-name="T14">XPERIENCE</text:span></text:p>
          </table:table-cell>
          <table:table-cell table:style-name="Table1.A1" office:value-type="string">
            <text:p text:style-name="P11"/>
          </table:table-cell>
          <table:table-cell table:style-name="Table1.A1" table:number-columns-spanned="3" office:value-type="string">
            <text:p text:style-name="P11">Software Engine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7"/>
          </table:table-cell>
          <table:table-cell table:style-name="Table1.A1" office:value-type="string">
            <text:p text:style-name="P27">CushionDB</text:p>
          </table:table-cell>
          <table:table-cell table:style-name="Table1.A1" office:value-type="string">
            <text:p text:style-name="P28">Brooklyn, NY</text:p>
          </table:table-cell>
          <table:table-cell table:style-name="Table1.A1" office:value-type="string">
            <text:p text:style-name="P29">May 2019 – Present</text:p>
          </table:table-cell>
        </table:table-row>
        <table:table-row>
          <table:covered-table-cell/>
          <table:table-cell table:style-name="Table1.A1" table:number-columns-spanned="4" office:value-type="string">
            <text:list xml:id="list3085838669" text:style-name="L1">
              <text:list-item>
                <text:p text:style-name="P34"><text:span text:style-name="T8">Built an</text:span><text:span text:style-name="T5"> open source data management framework for offline-first progressive web applications.</text:span></text:p>
              </text:list-item>
            </text:list>
            <text:list xml:id="list2759020880" text:style-name="L2">
              <text:list-item>
                <text:p text:style-name="P37"><text:span text:style-name="T16">Implemented</text:span> preemptive data push (server push) to reduce web application latency.</text:p>
              </text:list-item>
              <text:list-item>
                <text:p text:style-name="P37">Reduced DOM blocking by separating long running computation from the main thread.</text:p>
              </text:list-item>
              <text:list-item>
                <text:p text:style-name="P37">Implemented Multi-leader data replication/synchronization architecture among user databases.</text:p>
              </text:list-item>
              <text:list-item>
                <text:p text:style-name="P37">Utilized Service Workers and Push Notifications to implement bidirectional data synchronization between user databases even if the web application is closed.</text:p>
              </text:list-item>
              <text:list-item>
                <text:p text:style-name="P37">Simplified <text:span text:style-name="T3">deployment and dependency issues</text:span> by <text:span text:style-name="T3">packaging</text:span> and deploying Docker images for server side components.</text:p>
              </text:list-item>
              <text:list-item>
                <text:p text:style-name="P38">Reduced HTTP traffic by employing network connectivity events.</text:p>
              </text:list-item>
              <text:list-item>
                <text:p text:style-name="P35"><text:span text:style-name="T10">Wrote a comprehensive case study (</text:span><text:a xlink:type="simple" xlink:href="https://cushiondb.github.io/" text:style-name="Internet_20_link" text:visited-style-name="Visited_20_Internet_20_Link"><text:span text:style-name="T12">https://cushiondb.github.io</text:span></text:a><text:span text:style-name="T10">)</text:span>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8">
          <table:table-cell table:style-name="Table1.A1" table:number-columns-spanned="5" office:value-type="string">
            <text:p text:style-name="P13"/>
          </table:table-cell>
          <table:covered-table-cell/>
          <table:covered-table-cell/>
          <table:covered-table-cell/>
          <table:covered-table-cell/>
        </table:table-row>
        <table:table-row table:style-name="Table1.9">
          <table:table-cell table:style-name="Table1.A1" table:number-rows-spanned="3" office:value-type="string">
            <text:p text:style-name="P4"/>
          </table:table-cell>
          <table:table-cell table:style-name="Table1.A1" office:value-type="string">
            <text:p text:style-name="P6"/>
          </table:table-cell>
          <table:table-cell table:style-name="Table1.A1" table:number-columns-spanned="3" office:value-type="string">
            <text:p text:style-name="P12">Full Stack Developer</text:p>
          </table:table-cell>
          <table:covered-table-cell/>
          <table:covered-table-cell/>
        </table:table-row>
        <table:table-row>
          <table:covered-table-cell/>
          <table:table-cell table:style-name="Table1.A1" office:value-type="string">
            <text:p text:style-name="P3"/>
          </table:table-cell>
          <table:table-cell table:style-name="Table1.A1" office:value-type="string">
            <text:p text:style-name="P21">Mita Consulting USA Inc.</text:p>
          </table:table-cell>
          <table:table-cell table:style-name="Table1.A1" office:value-type="string">
            <text:p text:style-name="P22">Brooklyn, NY</text:p>
          </table:table-cell>
          <table:table-cell table:style-name="Table1.A1" office:value-type="string">
            <text:p text:style-name="P23"><text:span text:style-name="T17">September</text:span> 2015 – May 2019</text:p>
          </table:table-cell>
        </table:table-row>
        <table:table-row>
          <table:covered-table-cell/>
          <table:table-cell table:style-name="Table1.A1" table:number-columns-spanned="4" office:value-type="string">
            <text:list xml:id="list4212922171" text:style-name="L3">
              <text:list-item>
                <text:p text:style-name="P36"><text:span text:style-name="T6">Built Ruby/Rails full stack ecommerce web applications for multi channel </text:span><text:span text:style-name="T11">merchants</text:span><text:span text:style-name="T6">.</text:span></text:p>
              </text:list-item>
            </text:list>
            <text:list xml:id="list4157029691" text:style-name="L4">
              <text:list-item>
                <text:p text:style-name="P41"><text:span text:style-name="T4">Built </text:span><text:span text:style-name="T7">JavaScript/Node</text:span><text:span text:style-name="T4"> microservices </text:span><text:span text:style-name="T9">such as </text:span><text:span text:style-name="T4">manag</text:span><text:span text:style-name="T9">ing</text:span><text:span text:style-name="T4"> inventory, monitor</text:span><text:span text:style-name="T9">ing</text:span><text:span text:style-name="T4"> competitors, </text:span><text:span text:style-name="T9">and tracking shipments. </text:span></text:p>
              </text:list-item>
              <text:list-item>
                <text:p text:style-name="P42"><text:span text:style-name="T9">I</text:span><text:span text:style-name="T4">ntegrated web apps with Amazon market place via RESTful APIs.</text:span></text:p>
              </text:list-item>
              <text:list-item>
                <text:p text:style-name="P39">Built an extensive number of web applications with Ruby/Rails, Node/JavaScript and React/Redux. 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2">
          <table:table-cell table:style-name="Table1.A1" table:number-columns-spanned="5" office:value-type="string">
            <text:p text:style-name="P15"/>
          </table:table-cell>
          <table:covered-table-cell/>
          <table:covered-table-cell/>
          <table:covered-table-cell/>
          <table:covered-table-cell/>
        </table:table-row>
        <table:table-row table:style-name="Table1.13">
          <table:table-cell table:style-name="Table1.A1" table:number-rows-spanned="3" office:value-type="string">
            <text:p text:style-name="P8"/>
          </table:table-cell>
          <table:table-cell table:style-name="Table1.A1" office:value-type="string">
            <text:p text:style-name="P5"/>
          </table:table-cell>
          <table:table-cell table:style-name="Table1.A1" table:number-columns-spanned="3" office:value-type="string">
            <text:p text:style-name="P12">Founder</text:p>
          </table:table-cell>
          <table:covered-table-cell/>
          <table:covered-table-cell/>
        </table:table-row>
        <table:table-row table:style-name="Table1.14">
          <table:covered-table-cell/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4">Partners Modusvivendi Inc.</text:p>
          </table:table-cell>
          <table:table-cell table:style-name="Table1.A1" office:value-type="string">
            <text:p text:style-name="P25">Brooklyn, NY</text:p>
          </table:table-cell>
          <table:table-cell table:style-name="Table1.A1" office:value-type="string">
            <text:p text:style-name="P26">June 2008 – <text:span text:style-name="T17">January</text:span> 2013</text:p>
          </table:table-cell>
        </table:table-row>
        <table:table-row table:style-name="Table1.9">
          <table:covered-table-cell/>
          <table:table-cell table:style-name="Table1.A1" table:number-columns-spanned="4" office:value-type="string">
            <text:list xml:id="list3066775575" text:style-name="L5">
              <text:list-item>
                <text:p text:style-name="P40">Built and operated multi channel ecommerce company with over $300K annual sal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e1.16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3">PROJECT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10"><text:span text:style-name="T13">PostIt:</text:span> A social news and discussion application similar to Reddit built with Rails, PostgreSQL, and JavaScript.</text:p>
            <text:p text:style-name="P10"><text:span text:style-name="T13">Project Board: </text:span><text:span text:style-name="T15">List management productivity web app built with Ruby/Rails and React/Redux.</text:span></text:p>
          </table:table-cell>
          <table:covered-table-cell/>
          <table:covered-table-cell/>
        </table:table-row>
        <table:table-row table:style-name="Table1.18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17">
          <table:table-cell table:style-name="Table1.A1" office:value-type="string">
            <text:p text:style-name="P33">SKILLS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Programming Languages: </text:span>C, Ruby, JavaScript, Bash Shell Script, SQL</text:p>
            <text:p text:style-name="P9"><text:span text:style-name="T13">Back End:</text:span> Rails, Node, Sinatra, PostgreSQL, MySQL, RESTful APIs</text:p>
            <text:p text:style-name="P9"><text:span text:style-name="T13">Front End:</text:span> React, Redux, HTML/CSS, jQuery</text:p>
            <text:p text:style-name="P9"><text:span text:style-name="T13">Other: </text:span>Git, Docker, FreeBSD, Linux, CouchDB</text:p>
          </table:table-cell>
          <table:covered-table-cell/>
          <table:covered-table-cell/>
        </table:table-row>
        <table:table-row table:style-name="Table1.20">
          <table:table-cell table:style-name="Table1.A1" table:number-columns-spanned="5" office:value-type="string">
            <text:p text:style-name="P17"/>
          </table:table-cell>
          <table:covered-table-cell/>
          <table:covered-table-cell/>
          <table:covered-table-cell/>
          <table:covered-table-cell/>
        </table:table-row>
        <table:table-row table:style-name="Table1.21">
          <table:table-cell table:style-name="Table1.A1" office:value-type="string">
            <text:p text:style-name="P33">EDUCATION</text:p>
          </table:table-cell>
          <table:table-cell table:style-name="Table1.A1" office:value-type="string">
            <text:p text:style-name="P1"/>
          </table:table-cell>
          <table:table-cell table:style-name="Table1.A1" table:number-columns-spanned="3" office:value-type="string">
            <text:p text:style-name="P9"><text:span text:style-name="T13">Louisiana State University</text:span> – Baton Rouge, LA</text:p>
            <text:p text:style-name="P9">Bachelor of Science in <text:span text:style-name="T13">Information Systems and Decision Sciences</text:span>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PingFang SC" style:font-family-asian="'PingFang SC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1-04T09:11:05.944847353</meta:creation-date>
    <dc:date>2019-11-05T09:50:06.996125988</dc:date>
    <meta:editing-duration>PT19H32M1S</meta:editing-duration>
    <meta:editing-cycles>16</meta:editing-cycles>
    <meta:generator>LibreOffice/6.2.8.2$MacOSX_X86_64 LibreOffice_project/f82ddfca21ebc1e222a662a32b25c0c9d20169ee</meta:generator>
    <meta:document-statistic meta:table-count="1" meta:image-count="0" meta:object-count="0" meta:page-count="1" meta:paragraph-count="43" meta:word-count="314" meta:character-count="2254" meta:non-whitespace-character-count="1990"/>
  </office:meta>
</office:document-meta>
</file>